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list-style-name="L2">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771cm"/>
      <style:paragraph-properties style:writing-mode="lr-tb"/>
    </style:style>
    <style:style style:name="pr7" style:family="presentation" style:parent-style-name="Blue_5f_Curve1-outline1">
      <style:graphic-properties fo:min-height="11.929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text-properties fo:hyphenate="false" loext:hyphenation-no-caps="false"/>
    </style:style>
    <style:style style:name="P4" style:family="paragraph">
      <style:paragraph-properties style:writing-mode="lr-tb"/>
      <style:text-properties fo:hyphenate="false" loext:hyphenation-no-caps="false"/>
    </style:style>
    <style:style style:name="P5" style:family="paragraph">
      <style:paragraph-properties style:writing-mode="lr-tb"/>
      <style:text-properties fo:font-size="24pt" style:font-size-asian="24pt" style:font-size-complex="24pt"/>
    </style:style>
    <style:style style:name="P6" style:family="paragraph">
      <style:text-properties fo:font-size="24pt" style:font-size-asian="24pt" style:font-size-complex="24pt"/>
    </style:style>
    <style:style style:name="P7" style:family="paragraph">
      <loext:graphic-properties draw:fill-color="#ffffff"/>
    </style:style>
    <style:style style:name="P8" style:family="paragraph">
      <style:text-properties fo:font-size="36pt" style:font-size-asian="36pt" style:font-size-complex="36pt"/>
    </style:style>
    <style:style style:name="T1" style:family="text">
      <style:text-properties fo:font-size="24pt" style:font-size-asian="24pt" style:font-size-complex="24pt"/>
    </style:style>
    <style:style style:name="T2" style:family="text">
      <style:text-properties style:text-position="super 58%" fo:font-size="24pt" style:font-size-asian="24pt" style:font-size-complex="24pt"/>
    </style:style>
    <style:style style:name="T3"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1">
        <style:list-level-properties text:space-before="0.3cm" text:min-label-width="0.9cm"/>
        <style:text-properties fo:color="#000000" fo:font-size="5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1" draw:layer="layout" svg:width="25.199cm" svg:height="3.506cm" svg:x="0cm" svg:y="6.503cm" presentation:class="title">
          <draw:text-box>
            <text:p>Test - 1</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1" draw:layer="layout" svg:width="25.199cm" svg:height="1.771cm" svg:x="1.4cm" svg:y="0.837cm" presentation:class="title">
          <draw:text-box>
            <text:p>MCQs (1 x 5)</text:p>
          </draw:text-box>
        </draw:frame>
        <draw:frame presentation:style-name="pr4" draw:text-style-name="P4" draw:layer="layout" svg:width="25.199cm" svg:height="13.579cm" svg:x="1.201cm" svg:y="3.8cm" presentation:class="outline" presentation:user-transformed="true">
          <draw:text-box>
            <text:list text:style-name="L2">
              <text:list-header>
                <text:p text:style-name="P3"><text:span text:style-name="T1">1. To convert every word in a sentence, we have to use ____ method.</text:span></text:p>
                <text:p text:style-name="P3"><text:span text:style-name="T1">(a) capitalize() (b) casefold() (c) title() (d) upper()</text:span></text:p>
                <text:p text:style-name="P3"><text:span text:style-name="T1"/></text:p>
                <text:p text:style-name="P3"><text:span text:style-name="T1">2. What will happen if we try to execute the following block of code.</text:span></text:p>
                <text:list>
                  <text:list-header>
                    <text:p text:style-name="P3"><text:span text:style-name="T1"><text:s text:c="4"/></text:span><text:span text:style-name="T1">print(“I am inevitable 10”.lower())</text:span></text:p>
                    <text:p text:style-name="P3"><text:span text:style-name="T1">(a) It will show an error as the string includes an integer</text:span></text:p>
                    <text:p text:style-name="P3"><text:span text:style-name="T1">(b) It won’t show anything</text:span></text:p>
                    <text:p text:style-name="P3"><text:span text:style-name="T1">(c) “I am inevitable 10”.lower()</text:span></text:p>
                    <text:p text:style-name="P3"><text:span text:style-name="T1">(d) “i am inevitable 10”</text:span></text:p>
                  </text:list-header>
                </text:list>
              </text:list-header>
            </text:list>
          </draw:text-box>
        </draw:frame>
        <presentation:notes draw:style-name="dp2">
          <draw:page-thumbnail draw:style-name="gr1" draw:layer="layout" svg:width="14.85cm" svg:height="11.14cm" svg:x="3.08cm" svg:y="2.26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text-style-name="P1" draw:layer="layout" svg:width="25.199cm" svg:height="1.771cm" svg:x="1.4cm" svg:y="0.837cm" presentation:class="title">
          <draw:text-box>
            <text:p>MCQs</text:p>
          </draw:text-box>
        </draw:frame>
        <draw:frame presentation:style-name="pr7" draw:text-style-name="P5" draw:layer="layout" svg:width="25.199cm" svg:height="13.493cm" svg:x="1.4cm" svg:y="3.6cm" presentation:class="outline" presentation:user-transformed="true">
          <draw:text-box>
            <text:list text:style-name="L3">
              <text:list-header>
                <text:p><text:span text:style-name="T1">3. Which option is correct if we want to print the 3</text:span><text:span text:style-name="T2">rd</text:span><text:span text:style-name="T1"> , 4</text:span><text:span text:style-name="T2">th</text:span><text:span text:style-name="T1"> and 5</text:span><text:span text:style-name="T2">th</text:span><text:span text:style-name="T1"> items from a list.</text:span></text:p>
                <text:p><text:span text:style-name="T1">my_list = [1, 5, 10, 10, 5, 1] </text:span></text:p>
                <text:p><text:span text:style-name="T1">(a) print(my_list[3:5])</text:span></text:p>
                <text:p><text:span text:style-name="T1">(b) print(my_list[2,6])</text:span></text:p>
                <text:p><text:span text:style-name="T1">(c) print(my_list[-1:-4])</text:span></text:p>
                <text:p><text:span text:style-name="T1">(d) print(my_list[-4:-1])</text:span></text:p>
              </text:list-header>
            </text:list>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text-style-name="P1" draw:layer="layout" svg:width="25.199cm" svg:height="1.771cm" svg:x="1.4cm" svg:y="0.837cm" presentation:class="title">
          <draw:text-box>
            <text:p>MCQs</text:p>
          </draw:text-box>
        </draw:frame>
        <draw:frame presentation:style-name="pr7" draw:text-style-name="P5" draw:layer="layout" svg:width="25.199cm" svg:height="13.293cm" svg:x="1.4cm" svg:y="3.8cm" presentation:class="outline" presentation:user-transformed="true">
          <draw:text-box>
            <text:list text:style-name="L3">
              <text:list-header>
                <text:p><text:span text:style-name="T1">4. Which method should we use if we want to join two lists? </text:span><text:span text:style-name="T1">[list_1 and list_2]</text:span></text:p>
                <text:p><text:span text:style-name="T1">(a) list_1.append(list_2)</text:span></text:p>
                <text:p><text:span text:style-name="T1">(b) list_1.join(list_2)</text:span></text:p>
                <text:p><text:span text:style-name="T1">(c) list_1.extend(list_2)</text:span></text:p>
                <text:p><text:span text:style-name="T1">(d) list_1[::].join(list_2)</text:span></text:p>
                <text:p><text:span text:style-name="T1"/></text:p>
                <text:p><text:span text:style-name="T1">5. Can we delete a function with del keyword?</text:span></text:p>
                <text:p><text:span text:style-name="T1">(i) Yes</text:span></text:p>
                <text:p><text:span text:style-name="T1">(ii) No</text:span></text:p>
              </text:list-header>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6" draw:layer="layout" svg:width="25.199cm" svg:height="1.771cm" svg:x="1.4cm" svg:y="0.837cm" presentation:class="title">
          <draw:text-box>
            <text:p>Answer all the questions. (2 x 5)</text:p>
          </draw:text-box>
        </draw:frame>
        <draw:frame presentation:style-name="pr7" draw:text-style-name="P6" draw:layer="layout" svg:width="25.199cm" svg:height="13.293cm" svg:x="1.4cm" svg:y="3.8cm" presentation:class="outline" presentation:user-transformed="true">
          <draw:text-box>
            <text:list text:style-name="L3">
              <text:list-header>
                <text:p text:style-name="P6"><text:span text:style-name="T1">1. Write a Python program that accepts a string from user. Your program should create a new string in reverse of first string and display it.</text:span></text:p>
                <text:p text:style-name="P6"><text:span text:style-name="T1">2. A palindrome is a string that reads the same backward as forward. For example, the words dad, madam and radar are all palindromes. Write a programs that determines whether the string is a palindrome.</text:span></text:p>
                <text:p text:style-name="P6"><text:span text:style-name="T1">3. Write a program that rotates the element of a list ‘n’ times so that the element at the first index moves to the second index, the element in the second index moves to the third index, etc., and the element in the last index moves to the first index. (n = no. of rotation)</text:span></text:p>
              </text:list-header>
            </text:list>
          </draw:text-box>
        </draw:frame>
        <presentation:notes draw:style-name="dp2">
          <draw:page-thumbnail draw:style-name="gr1" draw:layer="layout" svg:width="14.848cm" svg:height="11.136cm" svg:x="3.075cm" svg:y="2.257cm" draw:page-number="5" presentation:class="page"/>
          <draw:frame presentation:style-name="pr8" draw:text-style-name="P7"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6" draw:layer="layout" svg:width="25.199cm" svg:height="1.771cm" svg:x="1.4cm" svg:y="0.837cm" presentation:class="title">
          <draw:text-box>
            <text:p>Answer all the questions. (2 x 5)</text:p>
          </draw:text-box>
        </draw:frame>
        <draw:frame presentation:style-name="pr7" draw:text-style-name="P6" draw:layer="layout" svg:width="25.199cm" svg:height="13.293cm" svg:x="1.4cm" svg:y="3.8cm" presentation:class="outline" presentation:user-transformed="true">
          <draw:text-box>
            <text:list text:style-name="L3">
              <text:list-header>
                <text:p text:style-name="P6"><text:span text:style-name="T1">4. Write a program that keeps student's name and his marks in a dictionary as key-value pairs. The program should store records of 10 students and display students name and marks of five students in decreasing order of marks obtained.</text:span></text:p>
                <text:p text:style-name="P6"><text:span text:style-name="T1">5. Write a program that prompts the user to input a number and reverse its digits. For example, the reverse of 12345 is 54321; reverse of 5600 is 65.</text:span></text:p>
              </text:list-header>
            </text:list>
          </draw:text-box>
        </draw:frame>
        <presentation:notes draw:style-name="dp2">
          <draw:page-thumbnail draw:style-name="gr1" draw:layer="layout" svg:width="14.848cm" svg:height="11.136cm" svg:x="3.075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text-style-name="P8" draw:layer="layout" svg:width="25.199cm" svg:height="1.771cm" svg:x="1.4cm" svg:y="0.837cm" presentation:class="title" presentation:user-transformed="true">
          <draw:text-box>
            <text:p text:style-name="P8"><text:span text:style-name="T3">Answer any one of the following. (5 x 1)</text:span></text:p>
          </draw:text-box>
        </draw:frame>
        <draw:frame presentation:style-name="pr7" draw:text-style-name="P6" draw:layer="layout" svg:width="25.199cm" svg:height="14.6cm" svg:x="1.4cm" svg:y="3.6cm" presentation:class="outline" presentation:user-transformed="true">
          <draw:text-box>
            <text:list text:style-name="L3">
              <text:list-header>
                <text:p text:style-name="P6"><text:span text:style-name="T1">1. Write a function to check whether two given strings are anagram of each other or not. An anagram of a string is another string that contains the same characters, only the order of characters can be different. For example, “abcd” and “dabc” are an anagram of each other. (I will be happy if you choose this!)</text:span></text:p>
                <text:p text:style-name="P6"><text:span text:style-name="T1">2. Floyd's triangle is a right-angled triangular array of natural numbers as shown below:</text:span></text:p>
                <text:p text:style-name="P6"><text:span text:style-name="T1">1</text:span></text:p>
                <text:p text:style-name="P6"><text:span text:style-name="T1">2 </text:span><text:span text:style-name="T1"><text:tab/></text:span><text:span text:style-name="T1">3</text:span></text:p>
                <text:p text:style-name="P6"><text:span text:style-name="T1">4</text:span><text:span text:style-name="T1"><text:tab/></text:span><text:span text:style-name="T1">5</text:span><text:span text:style-name="T1"><text:tab/></text:span><text:span text:style-name="T1">6</text:span></text:p>
                <text:p text:style-name="P6"><text:span text:style-name="T1">Write a program to print the Floyd’s triangle of n rows.</text:span></text:p>
              </text:list-header>
            </text:list>
          </draw:text-box>
        </draw:frame>
        <presentation:notes draw:style-name="dp2">
          <draw:page-thumbnail draw:style-name="gr1" draw:layer="layout" svg:width="14.848cm" svg:height="11.136cm" svg:x="3.075cm" svg:y="2.257cm" draw:page-number="7"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00:10:43.601412245</meta:creation-date>
    <meta:editing-duration>PT39M29S</meta:editing-duration>
    <meta:editing-cycles>12</meta:editing-cycles>
    <meta:generator>LibreOffice/6.4.7.2$Linux_X86_64 LibreOffice_project/40$Build-2</meta:generator>
    <dc:title>Blue Curve</dc:title>
    <dc:date>2022-01-19T03:20:19.271110711</dc:date>
    <meta:document-statistic meta:object-count="62"/>
  </office:meta>
</office:document-meta>
</file>